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versableCachingSource.getChildURI( String parentURI , boolean isCollection , String child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TraversableCachingSource.createSource( String uri , String wrappedUri , Source wrapp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versableSourceMeta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versableCachingSource.isCollect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raversableSourceMeta.setIsCollection( boolean isColl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versableCachingSource.TraversableCachingSource( final CachingSourceFactory factory , final String protocol , final String uri , final String sourceUri , TraversableSource source , int expires , String cacheName , boolean async , boolean eventAwa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versableCachingSource.getNam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raversableCachingSource.readMeta( 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versableSourceMeta.TraversableSourceMeta( Source sour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TraversableSourceMeta.getChildr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versableCachingSource.getTraversabl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versableCachingSource.getTraversableResponseM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versableCachingSource.getChildren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TraversableSourceMeta.isCol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versableCachingSource.getChild(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TraversableCachingSource.getParentURI( String child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TraversableSourceMeta.TraversableSourceM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versableSourceMeta.setChildren( String [ ] childr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versableSourceMeta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versableCachingSource.getPare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